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0200000002056B870E6.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10000033000000264342E5AAB.png" manifest:media-type="image/png"/>
  <manifest:file-entry manifest:full-path="Pictures/10000000000007400000027C9D6D08B1.png" manifest:media-type="image/png"/>
  <manifest:file-entry manifest:full-path="Pictures/10000000000007480000038DD0F04E2B.png" manifest:media-type="image/png"/>
  <manifest:file-entry manifest:full-path="Pictures/100000000000018500000146C9B01166.png" manifest:media-type="image/png"/>
  <manifest:file-entry manifest:full-path="Pictures/10000001000002110000012A1FD2BAC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r6" style:family="presentation" style:parent-style-name="Content_20_1_5f_-title">
      <style:graphic-properties fo:min-height="0cm" loext:decorative="false"/>
      <style:paragraph-properties style:writing-mode="lr-tb"/>
    </style:style>
    <style:style style:name="pr7" style:family="presentation" style:parent-style-name="Content_20_1_5f_-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AgroStore</text:p>
          </draw:text-box>
        </draw:frame>
        <draw:frame presentation:style-name="pr2" draw:text-style-name="P2" draw:layer="layout" svg:width="19.5cm" svg:height="1cm" svg:x="1cm" svg:y="14.142cm" presentation:class="subtitle">
          <draw:text-box>
            <text:p text:style-name="P1">Ivan Petrov 3MI0700035</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Design process</text:p>
          </draw:text-box>
        </draw:frame>
        <draw:frame draw:style-name="gr2" draw:text-style-name="P4" draw:layer="layout" svg:width="17.301cm" svg:height="8.436cm" svg:x="6.194cm" svg:y="4.264cm">
          <draw:image xlink:href="Pictures/10000000000007480000038DD0F04E2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Content_20_1_5f_" presentation:presentation-page-layout-name="AL2T1">
        <office:forms form:automatic-focus="false" form:apply-design-mode="false"/>
        <draw:frame presentation:style-name="pr6" draw:layer="layout" svg:width="23cm" svg:height="2.629cm" svg:x="3.5cm" svg:y="1.3cm" presentation:class="title">
          <draw:text-box>
            <text:p>Security</text:p>
          </draw:text-box>
        </draw:frame>
        <draw:frame draw:style-name="gr2" draw:text-style-name="P4" draw:layer="layout" svg:width="14.349cm" svg:height="4.917cm" svg:x="3.431cm" svg:y="4.445cm">
          <draw:image xlink:href="Pictures/10000000000007400000027C9D6D08B1.png" xlink:type="simple" xlink:show="embed" xlink:actuate="onLoad" draw:mime-type="image/png">
            <text:p/>
          </draw:image>
        </draw:frame>
        <draw:frame draw:style-name="gr2" draw:text-style-name="P4" draw:layer="layout" svg:width="5.061cm" svg:height="4.241cm" svg:x="18.415cm" svg:y="4.649cm">
          <draw:image xlink:href="Pictures/100000000000018500000146C9B01166.png" xlink:type="simple" xlink:show="embed" xlink:actuate="onLoad" draw:mime-type="image/png">
            <text:p/>
          </draw:image>
        </draw:frame>
        <draw:frame draw:style-name="gr2" draw:text-style-name="P4" draw:layer="layout" svg:width="8.184cm" svg:height="4.61cm" svg:x="3.246cm" svg:y="9.995cm">
          <draw:image xlink:href="Pictures/10000001000002110000012A1FD2BACF.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3" presentation:class="page"/>
          <draw:frame presentation:style-name="pr7"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273" draw:display-name="Bitmap 273" xlink:href="Pictures/10000000000000200000002056B870E6.pn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solid" draw:stroke-dash="Dash_20_Dot_20_4" svg:stroke-width="0.051cm" svg:stroke-color="#000000" draw:marker-start-width="0.279cm" draw:marker-end-width="0.279cm" draw:fill="none" draw:fill-gradient-name="Gradient_20_1" draw:fill-hatch-name="Red_20_90_20_Degrees_20_Crossed_20_1" draw:fill-image-name="Bitmap_20_273"/>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42E5AAB.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 draw:layer="backgroundobjects" svg:width="8.875cm" svg:height="1.085cm" svg:x="9.563cm" svg:y="14.35cm" presentation:class="footer">
        <draw:text-box>
          <text:p text:style-name="MP22"><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Windows_X86_64 LibreOffice_project/bb3cfa12c7b1bf994ecc5649a80400d06cd71002</meta:generator>
    <meta:creation-date>2025-02-09T23:10:15.723000000</meta:creation-date>
    <meta:editing-duration>PT28M23S</meta:editing-duration>
    <meta:editing-cycles>5</meta:editing-cycles>
    <dc:date>2025-02-09T23:40:02.490000000</dc:date>
    <meta:document-statistic meta:object-count="336"/>
  </office:meta>
</office:document-meta>
</file>